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9.91mm" fo:margin-left="30.6mm" table:align="left" style:shadow="none" style:writing-mode="lr-tb"/>
    </style:style>
    <style:style style:name="Table1.A" style:family="table-column">
      <style:table-column-properties style:column-width="97.16mm"/>
    </style:style>
    <style:style style:name="Table1.B" style:family="table-column">
      <style:table-column-properties style:column-width="8.34mm"/>
    </style:style>
    <style:style style:name="Table1.C" style:family="table-column">
      <style:table-column-properties style:column-width="24.41mm"/>
    </style:style>
    <style:style style:name="Table1.1" style:family="table-row">
      <style:table-row-properties style:row-height="35.51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4" style:family="table">
      <style:table-properties style:width="161.57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0.75mm" style:rel-column-width="32753*"/>
    </style:style>
    <style:style style:name="Table4.B" style:family="table-column">
      <style:table-column-properties style:column-width="80.82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4.45mm" fo:margin-bottom="0mm"/>
      <style:text-properties fo:color="#000000" style:font-name="Times New Roman" fo:font-size="12pt" fo:letter-spacing="-0.21mm" style:font-size-asian="12pt" style:text-scale="105%"/>
    </style:style>
    <style:style style:name="P2" style:family="paragraph" style:parent-style-name="Standard">
      <style:paragraph-properties fo:margin-left="0mm" fo:margin-right="87.63mm" fo:margin-top="5.08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60.07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28.15mm" style:leader-style="dotted" style:leader-text="."/>
          <style:tab-stop style:position="160.07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left="7.62mm" fo:margin-right="0mm" fo:margin-top="5.72mm" fo:margin-bottom="0mm" fo:text-indent="0mm" style:auto-text-indent="false">
        <style:tab-stops>
          <style:tab-stop style:position="160.0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64.96mm" style:type="right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top="2.54mm" fo:margin-bottom="0mm" fo:line-height="150%">
        <style:tab-stops>
          <style:tab-stop style:position="72.51mm" style:leader-style="dotted" style:leader-text="."/>
          <style:tab-stop style:position="160.07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2.54mm" fo:margin-bottom="0mm" fo:line-height="85%">
        <style:tab-stops>
          <style:tab-stop style:position="160.07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top="1.91mm" fo:margin-bottom="0mm">
        <style:tab-stops>
          <style:tab-stop style:position="64.96mm" style:type="right" style:leader-style="dotted" style:leader-text="."/>
          <style:tab-stop style:position="160.07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3.81mm" fo:margin-bottom="0mm" fo:line-height="110%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11" style:family="paragraph" style:parent-style-name="Standard">
      <style:paragraph-properties fo:margin-left="0mm" fo:margin-right="8.63mm" fo:line-height="83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0mm" fo:margin-right="8.63mm" fo:margin-top="8.89mm" fo:margin-bottom="0mm" fo:line-height="83%" fo:text-align="end" style:justify-single-word="false" fo:text-indent="0mm" style:auto-text-indent="false"/>
      <style:text-properties fo:color="#000000" style:font-name="Times New Roman" fo:font-size="27.5pt" fo:font-weight="bold" style:font-size-asian="27.5pt" style:font-weight-asian="bold" style:text-scale="105%"/>
    </style:style>
    <style:style style:name="P13" style:family="paragraph" style:parent-style-name="Standard">
      <style:paragraph-properties fo:margin-left="0mm" fo:margin-right="3.81mm" fo:line-height="85%" fo:text-align="end" style:justify-single-word="false" fo:text-indent="0mm" style:auto-text-indent="false"/>
      <style:text-properties fo:color="#000000" style:font-name="Times New Roman" fo:font-size="12pt" fo:letter-spacing="-0.26mm" style:font-size-asian="12pt" style:text-scale="105%"/>
    </style:style>
    <style:style style:name="P14" style:family="paragraph" style:parent-style-name="Standard">
      <style:text-properties fo:color="#000000" style:font-name="Times New Roman" fo:font-size="12pt" fo:letter-spacing="-0.18mm" style:font-size-asian="12pt" style:text-scale="105%"/>
    </style:style>
    <style:style style:name="P15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6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17" style:family="paragraph" style:parent-style-name="Standard">
      <style:paragraph-properties fo:margin-top="1.27mm" fo:margin-bottom="0mm" fo:text-align="center" style:justify-single-word="false"/>
    </style:style>
    <style:style style:name="P1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 style:list-style-name="WWNum1">
      <style:paragraph-properties fo:margin-left="109.22mm" fo:margin-right="0mm" fo:margin-top="9.53mm" fo:margin-bottom="0mm" fo:text-indent="-11.43mm" style:auto-text-indent="false">
        <style:tab-stops>
          <style:tab-stop style:position="104.14mm" style:type="char" style:char="."/>
          <style:tab-stop style:position="158.75mm" style:type="right" style:leader-style="dotted" style:leader-text="."/>
        </style:tab-stops>
      </style:paragraph-properties>
    </style:style>
    <style:style style:name="P30" style:family="paragraph" style:parent-style-name="Standard" style:list-style-name="WWNum1">
      <style:paragraph-properties fo:margin-left="109.22mm" fo:margin-right="0mm" fo:margin-top="9.53mm" fo:margin-bottom="0mm" fo:text-indent="-11.43mm" style:auto-text-indent="false">
        <style:tab-stops>
          <style:tab-stop style:position="104.14mm" style:type="char" style:char="."/>
          <style:tab-stop style:position="158.7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1" style:family="paragraph" style:parent-style-name="Standard" style:list-style-name="WWNum1">
      <style:paragraph-properties fo:margin-left="110.49mm" fo:margin-right="15.24mm" fo:margin-top="3.81mm" fo:margin-bottom="4.45mm" fo:text-indent="-12.7mm" style:auto-text-indent="false">
        <style:tab-stops>
          <style:tab-stop style:position="100.33mm" style:type="char" style:char="."/>
        </style:tab-stops>
      </style:paragraph-properties>
      <style:text-properties fo:color="#000000" style:font-name="Times New Roman" fo:font-size="12pt" fo:letter-spacing="-0.19mm" style:font-size-asian="12pt" style:text-scale="105%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8mm" style:font-size-asian="12pt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23mm" style:font-size-asian="12pt" style:text-scale="105%"/>
    </style:style>
    <style:style style:name="T8" style:family="text">
      <style:text-properties fo:color="#000000" style:font-name="Times New Roman" fo:font-size="12pt" fo:letter-spacing="0.11mm" style:font-size-asian="12pt" style:text-scale="105%"/>
    </style:style>
    <style:style style:name="T9" style:family="text">
      <style:text-properties fo:color="#000000" style:font-name="Times New Roman" fo:font-size="12pt" fo:letter-spacing="-0.34mm" style:font-size-asian="12pt" style:text-scale="105%"/>
    </style:style>
    <style:style style:name="T10" style:family="text">
      <style:text-properties fo:color="#000000" style:font-name="Times New Roman" fo:font-size="12pt" fo:letter-spacing="0.04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19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1">THE COMPANIES ACT <text:line-break/></text:span><text:span text:style-name="T3">(CHAPTER 50) <text:line-break/></text:span><text:span text:style-name="T4">SECTION 370(3)</text:span></text:p>
            <text:p text:style-name="P10">NOTICE BY AGENT OF FOREIGN COMPANY <text:line-break/>OF CESSATION OF AGENC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1">FORM</text:p>
            <text:p text:style-name="P12">81</text:p>
          </table:table-cell>
        </table:table-row>
      </table:table>
      <text:p text:style-name="P13">Folio No</text:p>
      <text:p text:style-name="P14">Name of Foreign Company: <text:span text:style-name="T18"><text:placeholder text:placeholder-type="text">&lt;o.name&gt;</text:placeholder></text:span></text:p>
      <text:p text:style-name="P1">Company No: <text:span text:style-name="T18"><text:placeholder text:placeholder-type="text">&lt;o.uen&gt;</text:placeholder></text:span></text:p>
      <text:p text:style-name="P2"><text:span text:style-name="T6">The Registrar of Companies &amp; Businesses, </text:span><text:span text:style-name="T7">Singapore</text:span></text:p>
      <text:p text:style-name="P4">*I/We, <text:span text:style-name="T20"><text:placeholder text:placeholder-type="text">&lt;get_director1(o.id)['name']&gt;</text:placeholder></text:span> of <text:span text:style-name="T20"><text:placeholder text:placeholder-type="text">&lt;get_partner_full_address(get_director1(o.id)['id'])&gt;</text:placeholder></text:span><text:span text:style-name="T20"> </text:span>*NRIC/Passport No<text:tab/> <text:span text:style-name="T19"><text:placeholder text:placeholder-type="text">&lt;get_director1(o.id)['nric']&gt;</text:placeholder></text:span></text:p>
      <text:p text:style-name="P9"><text:span text:style-name="T2">Nationality </text:span><text:span text:style-name="T13"><text:placeholder text:placeholder-type="text">&lt;get_partner_country(get_director1(o.id)['id'])&gt;</text:placeholder></text:span><text:span text:style-name="T8"> and </text:span><text:span text:style-name="T13"><text:placeholder text:placeholder-type="text">&lt;get_director2(o.id)['name']&gt;</text:placeholder></text:span></text:p>
      <text:p text:style-name="P8">of <text:span text:style-name="T20"><text:placeholder text:placeholder-type="text">&lt;get_partner_full_address(get_director2(o.id)['id'])&gt;</text:placeholder></text:span></text:p>
      <text:p text:style-name="P7"><text:span text:style-name="T5">*NRIC/Passport No </text:span><text:span text:style-name="T12"><text:placeholder text:placeholder-type="text">&lt;get_director2(o.id)['nric']&gt;</text:placeholder></text:span><text:span text:style-name="T12"> </text:span><text:span text:style-name="T2">Nationality </text:span><text:span text:style-name="T13"><text:placeholder text:placeholder-type="text">&lt;get_partner_country(get_director2(o.id)['id'])&gt;</text:placeholder></text:span><text:span text:style-name="T2">, hereby give <text:line-break/></text:span><text:span text:style-name="T9">notice that —</text:span></text:p>
      <text:p text:style-name="P5"><text:span text:style-name="T2">*on <text:tab/></text:span><text:span text:style-name="T10">, *I/We ceased to be the agent(s) of the</text:span></text:p>
      <text:p text:style-name="P15">abovenamed company in Singapore for the purposes of the Companies Act.</text:p>
      <text:p text:style-name="P3"><text:span text:style-name="T2">*on <text:tab/></text:span><text:span text:style-name="T11">, *I/We will cease to be the agent(s) of the</text:span></text:p>
      <text:p text:style-name="P15">abovenamed company in Singapore for the purposes of the Companies Act.</text:p>
      <text:p text:style-name="P6">Dated this <text:tab/> day of<text:tab/></text:p>
      <text:list xml:id="list18404893141" text:style-name="WWNum1">
        <text:list-item>
          <text:p text:style-name="P29"><text:span text:style-name="T2"><text:tab/> <text:tab/><text:line-break/></text:span><text:span text:style-name="T6">(Signature of Agent)</text:span></text:p>
        </text:list-item>
        <text:list-item>
          <text:p text:style-name="P30"><text:s/><text:tab/><text:tab/></text:p>
          <text:p text:style-name="P31">(Signature of Agent)</text:p>
        </text:list-item>
      </text:list>
      <text:p text:style-name="P16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T14">Lodged in the office of the Registrar of Companies &amp; </text:span><text:span text:style-name="T15">Businesses by</text:span></text:p>
            <text:p text:style-name="P21">Name:</text:p>
            <text:p text:style-name="P23">Address:</text:p>
            <text:p text:style-name="P24"><text:span text:style-name="T17">A/c No:<text:tab/></text:span><text:span text:style-name="T16">Tel No:</text:span></text:p>
            <text:p text:style-name="P25">Fax No: </text:p>
          </table:table-cell>
          <table:table-cell table:style-name="Table4.B1" office:value-type="string">
            <text:p text:style-name="P19">For Official Use</text:p>
            <text:p text:style-name="P20">___________________________________</text:p>
            <text:p text:style-name="P26">Date of Registration:</text:p>
            <text:p text:style-name="P27">Receipt No: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0.58mm" fo:margin-bottom="4.64mm" fo:margin-left="24.89mm" fo:margin-right="23.76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9</meta:editing-cycles>
    <meta:creation-date>2015-12-22T03:45:00</meta:creation-date>
    <dc:date>2016-01-13T19:32:43</dc:date>
    <meta:editing-duration>PT2M35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149" meta:character-count="1178" meta:non-whitespace-character-count="10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